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style:font-face style:name="Lucida Grande2" svg:font-family="'Lucida Grande'" style:font-adornments="Regular"/>
    <style:font-face style:name="Lucida Grande" svg:font-family="'Lucida Grande', Verdana, Lucida, Helvetica, Arial, sans-serif"/>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368ae"/>
    </style:style>
    <style:style style:name="P2" style:family="paragraph" style:parent-style-name="Text_20_body">
      <style:text-properties officeooo:rsid="0013ab12" officeooo:paragraph-rsid="0013ab12"/>
    </style:style>
    <style:style style:name="P3" style:family="paragraph" style:parent-style-name="Text_20_body">
      <style:text-properties officeooo:rsid="0016ef3c" officeooo:paragraph-rsid="0016ef3c"/>
    </style:style>
    <style:style style:name="P4" style:family="paragraph" style:parent-style-name="Text_20_body">
      <style:text-properties officeooo:rsid="001794e9" officeooo:paragraph-rsid="001794e9"/>
    </style:style>
    <style:style style:name="T1" style:family="text">
      <style:text-properties officeooo:rsid="001368ae"/>
    </style:style>
    <style:style style:name="T2" style:family="text">
      <style:text-properties fo:font-variant="normal" fo:text-transform="none" fo:color="#000000" style:font-name="Lucida Grande" fo:font-size="10pt" fo:letter-spacing="normal" fo:font-style="normal" fo:font-weight="normal" style:font-size-asian="10pt" style:font-style-asian="normal" style:font-size-complex="10pt" style:font-style-complex="normal"/>
    </style:style>
    <style:style style:name="T3"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4" style:family="text">
      <style:text-properties fo:color="#000000" style:font-name="Lucida Grande" fo:font-size="10pt" fo:letter-spacing="normal" fo:font-style="normal" fo:font-weight="normal" style:font-size-asian="10pt" style:font-style-asian="normal" style:font-size-complex="10pt" style:font-style-complex="normal" loext:padding="0in" loext:border="none"/>
    </style:style>
    <style:style style:name="T5" style:family="text">
      <style:text-properties fo:font-style="normal" style:font-style-asian="normal" style:font-style-complex="normal"/>
    </style:style>
    <style:style style:name="T6" style:family="text">
      <style:text-properties fo:font-style="normal" officeooo:rsid="001568ff" style:font-style-asian="normal" style:font-style-complex="normal"/>
    </style:style>
    <style:style style:name="T7" style:family="text">
      <style:text-properties fo:font-style="normal" officeooo:rsid="0016ef3c"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officeooo:rsid="001368ae" style:font-style-asian="italic" style:font-style-complex="italic"/>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ce problemu a popis sekvencniho algoritmu</text:h>
      <text:h text:style-name="Heading_20_2" text:outline-level="2">Zadání</text:h>
      <text:p text:style-name="Text_20_body"><text:span text:style-name="T2">Nalezněte rozdělení množiny uzlů </text:span><text:span text:style-name="Emphasis"><text:span text:style-name="T4">V</text:span></text:span><text:span text:style-name="T3"> </text:span><text:span text:style-name="T2">do dvou disjunktních podmnožin </text:span><text:span text:style-name="Emphasis"><text:span text:style-name="T4">X, Y</text:span></text:span><text:span text:style-name="T3"> </text:span><text:span text:style-name="T2">tak, že množina </text:span><text:span text:style-name="Emphasis"><text:span text:style-name="T4">X</text:span></text:span><text:span text:style-name="T3"> </text:span><text:span text:style-name="T2">obsahuje </text:span><text:span text:style-name="Emphasis"><text:span text:style-name="T4">a</text:span></text:span><text:span text:style-name="T3"> </text:span><text:span text:style-name="T2">uzlů, množina </text:span><text:span text:style-name="Emphasis"><text:span text:style-name="T4">Y</text:span></text:span><text:span text:style-name="T3"> </text:span><text:span text:style-name="T2">obsahuje </text:span><text:span text:style-name="Emphasis"><text:span text:style-name="T4">n-a</text:span></text:span><text:span text:style-name="T3"> </text:span><text:span text:style-name="T2">uzlů a počet všech hran </text:span><text:span text:style-name="Emphasis"><text:span text:style-name="T4">{u,v}</text:span></text:span><text:span text:style-name="T3"> </text:span><text:span text:style-name="T2">takových, že </text:span><text:span text:style-name="Emphasis"><text:span text:style-name="T4">u</text:span></text:span><text:span text:style-name="T3"> </text:span><text:span text:style-name="T2">je z </text:span><text:span text:style-name="Emphasis"><text:span text:style-name="T4">X</text:span></text:span><text:span text:style-name="T3"> </text:span><text:span text:style-name="T2">a </text:span><text:span text:style-name="Emphasis"><text:span text:style-name="T4">v</text:span></text:span><text:span text:style-name="T3"> </text:span><text:span text:style-name="T2">je z </text:span><text:span text:style-name="Emphasis"><text:span text:style-name="T4">Y</text:span></text:span><text:span text:style-name="T3"> </text:span><text:span text:style-name="T2">(čili velikost hranového řezu mezi </text:span><text:span text:style-name="Emphasis"><text:span text:style-name="T4">X</text:span></text:span><text:span text:style-name="T3"> </text:span><text:span text:style-name="T2">a </text:span><text:span text:style-name="Emphasis"><text:span text:style-name="T4">Y</text:span></text:span><text:span text:style-name="T2">), je minimální.</text:span></text:p>
      <text:h text:style-name="Heading_20_2" text:outline-level="2">Popis sekvenčního algoritmu</text:h>
      <text:p text:style-name="P1">Hledání minimální bisekční šířky na obecném grafu je NP – těžká úloha, což nás nutí ke generování a ozkoušení všech možností. <text:span text:style-name="T1">Protože musíme zkoušet všechny možné množiny uzlů o zadané velikosti, je celkový počet ozkoušených možností</text:span><text:span text:style-name="T1"><draw:frame draw:style-name="fr1" draw:name="Object1" text:anchor-type="as-char" svg:y="-0.2181in" svg:width="0.4252in" svg:height="0.3772in" draw:z-index="0"><draw:object xlink:href="./Object 1" xlink:type="simple" xlink:show="embed" xlink:actuate="onLoad"/><draw:image xlink:href="./ObjectReplacements/Object 1" xlink:type="simple" xlink:show="embed" xlink:actuate="onLoad"/></draw:frame></text:span><text:span text:style-name="T1">. Kde </text:span><text:span text:style-name="T9">n</text:span><text:span text:style-name="T1"> je celkový počet uzlů a </text:span><text:span text:style-name="T9">k</text:span><text:span text:style-name="T1"> je zadaná velikost podmnožiny. Z podstaty problému vyplývá, že smysl má řešit pouze úlohy, kde </text:span><text:span text:style-name="T1"><draw:frame draw:style-name="fr1" draw:name="Object2" text:anchor-type="as-char" svg:y="-0.2437in" svg:width="0.5134in" svg:height="0.3929in" draw:z-index="1"><draw:object xlink:href="./Object 2" xlink:type="simple" xlink:show="embed" xlink:actuate="onLoad"/><draw:image xlink:href="./ObjectReplacements/Object 2" xlink:type="simple" xlink:show="embed" xlink:actuate="onLoad"/><svg:desc>formula</svg:desc></draw:frame></text:span><text:span text:style-name="T1">. Opačný případ je snadno řešitelný přímým převodem </text:span><text:span text:style-name="T1"><draw:frame draw:style-name="fr1" draw:name="Object3" text:anchor-type="as-char" svg:y="-0.1484in" svg:width="0.6717in" svg:height="0.2091in" draw:z-index="2"><draw:object xlink:href="./Object 3" xlink:type="simple" xlink:show="embed" xlink:actuate="onLoad"/><draw:image xlink:href="./ObjectReplacements/Object 3" xlink:type="simple" xlink:show="embed" xlink:actuate="onLoad"/><svg:desc>formula</svg:desc></draw:frame></text:span><text:span text:style-name="T1">.</text:span></text:p>
      <text:p text:style-name="P2"/>
      <text:p text:style-name="P2">Pro výpočet minimální bisekční šířky musíme generovat jednotlivá kombinační čísla. Tato čísla označují indexy uzlů náležejících do množiny X, zbytek uzlý grafu náleží do množiny Y. Pro každé vygenerované kombinační číslo musíme spočítat počet hran mezi oběma množinama. Tímto postupem zjistíme nejmenší požadovaný počet hrany a tím pádem bisekční šířku.</text:p>
      <text:p text:style-name="P2">Samotné generování kombinačních čísel probíhá v poli o délce <text:span text:style-name="T8">k</text:span><text:span text:style-name="T5">, pomocí rekurzivního algoritmu, který generuje řešení průchodem do hloubky. Vždy, když algoritmus dojde do úrovně </text:span><text:span text:style-name="T8">k-1</text:span><text:span text:style-name="T5">, následuje spočítání hran a </text:span><text:span text:style-name="T6">případn</text:span><text:span text:style-name="T7">ý</text:span><text:span text:style-name="T6"> updat</text:span><text:span text:style-name="T7">e</text:span><text:span text:style-name="T6"> nejlepší</text:span><text:span text:style-name="T7">ho</text:span><text:span text:style-name="T6"> nalezené</text:span><text:span text:style-name="T7">ho</text:span><text:span text:style-name="T6"> řešení.</text:span><text:span text:style-name="T5"> </text:span></text:p>
      <text:p text:style-name="P3"><text:span text:style-name="T5">Jako vylepšení hrubého přístupu jsem zvolil prořezávání stavového prostoru. To lze díky tomu, že při průchodu do hloubky postupně zlepšujeme odhad nejlepšího řešení. Při generování dalších kombinací tak můžeme odhadnout, jestli možná řešení, na které rozvoj vede, mohou dosáhnout nižšího počtu hran. </text:span></text:p>
      <text:p text:style-name="P3"><text:span text:style-name="T5">Odhad spodní meze</text:span></text:p>
      <text:p text:style-name="P3"><text:span text:style-name="T5">Pokud máme pole o velikosti </text:span><text:span text:style-name="T8">k</text:span><text:span text:style-name="T5">, které obsahuje </text:span><text:span text:style-name="T8">i</text:span><text:span text:style-name="T5"> vyplněných indexů, tak víme, že množina X obsahuje právě tyto uzly, a množina Y obsahuje indexy, které nejsou v množině X a jsou menší než combination[</text:span><text:span text:style-name="T8">i</text:span><text:span text:style-name="T5">]. Všechny ostatní uzly mají neurčitou příslušnost, která bude přidělena v dalších krocích algoritmu. Spočítáme počet hran vedoucích mezi množinami a pokud toto číslo přesáhne nejlepší nalezené řešení, toto kombinační číslo zahazujeme. Vycházíme totiž z předpokladu, že přidání dalšího uzlu z množiny nerozhodnutých může počet hran pouze zvýšit.</text:span></text:p>
      <text:p text:style-name="P4"><text:span text:style-name="T5">Implementace</text:span></text:p>
      <text:p text:style-name="P4"><text:span text:style-name="T5">Po načtení grafu z externího souboru si vygeneruji množinu hran, která obsahuje indexy uzlů, mezi kterými daná hrana vede. Toto řešení zrychluje výpočet spodní meze a celkového řešení, protože právě tyto dvě funkce jsou pro rychlost kritické. Samotné generování kombinačních čísel provádím pomocí rekurznivního DFS algoritmu, který statový prostor prochází do hloubky. </text:span></text:p>
      <text:p text:style-name="P4"><text:soft-page-break/><text:span text:style-name="T5">Výstupen program je kromě nalezené hodnoty bisekční šířky také posloupnost indexů o délce </text:span><text:span text:style-name="T8">k</text:span><text:span text:style-name="T5">, která označuje uzly, příslušející do množiny X.</text:span></text:p>
      <text:p text:style-name="P4"><text:span text:style-name="T5">Naměřené časy</text:span></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1" svg:font-family="'Lucida Grande'"/>
    <style:font-face style:name="Lucida Grande2" svg:font-family="'Lucida Grande'" style:font-adornments="Regular"/>
    <style:font-face style:name="Lucida Grande" svg:font-family="'Lucida Grande', Verdana, Lucida, Helvetica, Arial, sans-serif"/>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writing-mode="page"/>
      <style:text-properties style:font-name="Lucida Grande2" fo:font-family="'Lucida Grande'" style:font-style-name="Regular"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nos" fo:font-family="Tinos"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7:09:50.332097175</meta:creation-date>
    <meta:generator>LibreOffice/5.3.2.2$Linux_X86_64 LibreOffice_project/30m0$Build-2</meta:generator>
    <dc:date>2017-04-18T17:50:45.058683036</dc:date>
    <meta:editing-duration>PT15M45S</meta:editing-duration>
    <meta:editing-cycles>3</meta:editing-cycles>
    <meta:document-statistic meta:table-count="0" meta:image-count="0" meta:object-count="3" meta:page-count="2" meta:paragraph-count="14" meta:word-count="414" meta:character-count="2747" meta:non-whitespace-character-count="2343"/>
  </office:meta>
</office:document-meta>
</file>

<file path=Object 1/content.xml><?xml version="1.0" encoding="utf-8"?>
<math xmlns="http://www.w3.org/1998/Math/MathML" display="block">
  <semantics>
    <mrow>
      <mi>C</mi>
      <mrow>
        <mo fence="true" stretchy="false">(</mo>
        <mrow>
          <mtable>
            <mtr>
              <mtd>
                <mi>n</mi>
              </mtd>
            </mtr>
            <mtr>
              <mtd>
                <mi>k</mi>
              </mtd>
            </mtr>
          </mtable>
        </mrow>
        <mo fence="true" stretchy="false">)</mo>
      </mrow>
    </mrow>
    <annotation encoding="StarMath 5.0">C(binom{n}{k})</annotation>
  </semantics>
</math>
</file>

<file path=Object 2/content.xml><?xml version="1.0" encoding="utf-8"?>
<math xmlns="http://www.w3.org/1998/Math/MathML" display="block">
  <semantics>
    <mrow>
      <mi>k</mi>
      <mo stretchy="false">&lt;</mo>
      <mrow>
        <mo fence="true" stretchy="false">⌈</mo>
        <mrow>
          <mfrac>
            <mi>n</mi>
            <mn>2</mn>
          </mfrac>
        </mrow>
        <mo fence="true" stretchy="false">⌉</mo>
      </mrow>
    </mrow>
    <annotation encoding="StarMath 5.0">k &lt; lceil {n} over {2} rceil </annotation>
  </semantics>
</math>
</file>

<file path=Object 3/content.xml><?xml version="1.0" encoding="utf-8"?>
<math xmlns="http://www.w3.org/1998/Math/MathML" display="block">
  <semantics>
    <mrow>
      <msub>
        <mi>k</mi>
        <mn>2</mn>
      </msub>
      <mo stretchy="false">=</mo>
      <mrow>
        <mi>n</mi>
        <mo stretchy="false">−</mo>
        <mi>k</mi>
      </mrow>
    </mrow>
    <annotation encoding="StarMath 5.0">k rsub{2} = n-k </annotation>
  </semantics>
</math>
</file>